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11.501cm" style:rel-column-width="65535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2" style:family="table-row">
      <style:table-row-properties style:row-height="9.999cm"/>
    </style:style>
    <style:style style:name="Tabella1.A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7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10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11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fbe64f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12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1043c60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07503a1"/>
    </style:style>
    <style:style style:name="P14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bf3a40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5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fo:font-size="34pt" fo:font-weight="bold" officeooo:rsid="001a116f" style:font-size-asian="34pt" style:font-weight-asian="bold" style:font-size-complex="34pt" style:font-weight-complex="bold"/>
    </style:style>
    <style:style style:name="T8" style:family="text">
      <style:text-properties fo:font-size="34pt" fo:font-weight="bold" officeooo:rsid="01016b4c" style:font-size-asian="34pt" style:font-weight-asian="bold" style:font-size-complex="34pt" style:font-weight-complex="bold"/>
    </style:style>
    <style:style style:name="T9" style:family="text">
      <style:text-properties fo:font-size="36pt" fo:font-weight="bold" officeooo:rsid="001a116f" style:font-size-asian="36pt" style:font-weight-asian="bold" style:font-size-complex="36pt" style:font-weight-complex="bold"/>
    </style:style>
    <style:style style:name="T10" style:family="text">
      <style:text-properties fo:font-size="40pt" fo:font-weight="bold" officeooo:rsid="001a116f" style:font-size-asian="40pt" style:font-weight-asian="bold" style:font-size-complex="40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6"><text:placeholder text:placeholder-type="text">&lt;for each="key, lot, order_ref in get_report_single_label(o)"&gt;</text:placeholder></text:p>
          </table:table-cell>
        </table:table-row>
        <table:table-row table:style-name="Tabella1.2">
          <table:table-cell table:style-name="Tabella1.A2" office:value-type="string">
            <text:p text:style-name="P12"><text:span text:style-name="T10"><draw:frame draw:style-name="fr1" draw:name="image:asimage(key[2].company_id.label_image)" text:anchor-type="as-char" style:rel-width="18%" svg:height="2cm" style:rel-height="scale" draw:z-index="0"><draw:text-box fo:min-width="2.051cm"><text:p text:style-name="P8"/></draw:text-box></draw:frame></text:span></text:p>
            <text:p text:style-name="P12"><text:span text:style-name="T10"><text:placeholder text:placeholder-type="text">&lt;key[0].name&gt;</text:placeholder></text:span><text:span text:style-name="T7"><text:placeholder text:placeholder-type="text">&lt;('\n%s' % key[1].name) if key[1] else ''&gt;</text:placeholder></text:span></text:p>
            <text:p text:style-name="P11"><text:span text:style-name="T7"><text:placeholder text:placeholder-type="text">&lt;key[2].default_code&gt;</text:placeholder></text:span></text:p>
            <text:p text:style-name="P11"><text:span text:style-name="T8">Pz x bancale: </text:span><text:span text:style-name="T7"><text:placeholder text:placeholder-type="text">&lt;lot&gt;</text:placeholder></text:span><text:span text:style-name="T7"><text:placeholder text:placeholder-type="text">&lt;('\n%s' % order_ref) if order_ref else ''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2"><text:placeholder text:placeholder-type="text">&lt;/for&gt;</text:placeholder></text:p>
          </table:table-cell>
        </table:table-row>
      </table:table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3-15T14:34:15.317837819</dc:date>
    <meta:editing-duration>PT18H11M11S</meta:editing-duration>
    <meta:editing-cycles>240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6" meta:word-count="17" meta:character-count="157" meta:non-whitespace-character-count="145"/>
  </office:meta>
</office:document-meta>
</file>